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51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 Count Per Slot" table:style-name="ta1">
        <table:shapes>
          <draw:frame draw:z-index="0" draw:style-name="gr1" draw:text-style-name="P1" svg:width="354.73mm" svg:height="205.91mm" svg:x="107.56mm" svg:y="0.2mm">
            <loext:p draw:notify-on-update-of-ranges="'Event Count Per Slot'.D9:'Event Count Per Slot'.D7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ime window:</text:p>
          </table:table-cell>
          <table:table-cell office:value-type="float" office:value="135000" calcext:value-type="float">
            <text:p>135000</text:p>
          </table:table-cell>
          <table:table-cell table:style-name="Default" office:value-type="string" calcext:value-type="string">
            <text:p>us</text:p>
          </table:table-cell>
        </table:table-row>
        <table:table-row table:style-name="ro1">
          <table:table-cell/>
          <table:table-cell table:style-name="ce1" office:value-type="string" calcext:value-type="string">
            <text:p>Resolution: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lots</text:p>
          </table:table-cell>
        </table:table-row>
        <table:table-row table:style-name="ro1">
          <table:table-cell/>
          <table:table-cell table:style-name="ce1" office:value-type="string" calcext:value-type="string">
            <text:p>Time Per Slot:</text:p>
          </table:table-cell>
          <table:table-cell table:formula="of:=[.C4]/[.C5]" office:value-type="float" office:value="5869.5652173913" calcext:value-type="float">
            <text:p>5869,5652173913</text:p>
          </table:table-cell>
          <table:table-cell table:style-name="Default" office:value-type="string" calcext:value-type="string">
            <text:p>us/slot</text:p>
          </table:table-cell>
        </table:table-row>
        <table:table-row table:style-name="ro1" table:number-rows-repeated="2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ConvolutionsPerSec" table:style-name="ta1">
        <table:shapes>
          <draw:frame draw:z-index="0" draw:style-name="gr1" draw:text-style-name="P1" svg:width="159.99mm" svg:height="89.99mm" svg:x="158.08mm" svg:y="22.51mm">
            <loext:p draw:notify-on-update-of-ranges="ConvolutionsPerSec.A1:ConvolutionsPerSec.A421 ConvolutionsPerSec.B1:ConvolutionsPerSec.B4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Filterspeed: 16 px/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  <table:table-cell office:value-type="string" calcext:value-type="string">
            <text:p>Orientations: 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Convolutions per Event: 2*4=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46" calcext:value-type="float">
            <text:p>3246</text:p>
          </table:table-cell>
          <table:table-cell table:number-columns-repeated="2"/>
          <table:table-cell office:value-type="string" calcext:value-type="string">
            <text:p>Time for 700 events ca. 12 m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Kernel: 11x11x20= 2420 floa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string" calcext:value-type="string">
            <text:p>Conv Per Sec:</text:p>
          </table:table-cell>
          <table:table-cell table:formula="of:=500*8/0.008"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243" calcext:value-type="float">
            <text:p>10243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254" calcext:value-type="float">
            <text:p>1025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654" calcext:value-type="float">
            <text:p>11654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63" calcext:value-type="float">
            <text:p>126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.00.0000</text:date>, <text:time style:data-style-name="N2" text:time-value="17:54:00.9319078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9:34:47.199415201</meta:creation-date>
    <dc:date>2017-02-06T18:18:50.623533201</dc:date>
    <meta:editing-duration>PT3H36M53S</meta:editing-duration>
    <meta:editing-cycles>12</meta:editing-cycles>
    <meta:generator>LibreOffice/5.0.6.2$Linux_X86_64 LibreOffice_project/00m0$Build-2</meta:generator>
    <meta:document-statistic meta:table-count="2" meta:cell-count="1566" meta:object-count="2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474cm" svg:height="20.592cm" xlink:href=".." xlink:type="simple" chart:class="chart:bar" chart:style-name="ch1">
        <chart:legend chart:legend-position="end" svg:x="33.396cm" svg:y="9.997cm" style:legend-expansion="high" chart:style-name="ch2"/>
        <chart:plot-area chart:style-name="ch3" table:cell-range-address="'Event Count Per Slot'.D9:'Event Count Per Slot'.D714" svg:x="0.709cm" svg:y="0.411cm" svg:width="31.978cm" svg:height="19.77cm">
          <chartooo:coordinate-region svg:x="1.516cm" svg:y="0.532cm" svg:width="31.171cm" svg:height="18.6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ent Count Per Slot'.D9:'Event Count Per Slot'.D714" chart:class="chart:bar">
            <chart:data-point chart:repeated="7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Event Count Per Slot'.D9:'Event Count Per Slot'.D7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9cm" svg:y="3.952cm" style:legend-expansion="high" chart:style-name="ch2"/>
        <chart:plot-area chart:style-name="ch3" table:cell-range-address="ConvolutionsPerSec.A1:ConvolutionsPerSec.B421" svg:x="0.32cm" svg:y="0.18cm" svg:width="11.45cm" svg:height="8.64cm">
          <chartooo:coordinate-region svg:x="1.312cm" svg:y="0.379cm" svg:width="9.9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nvolutionsPerSec.B1:ConvolutionsPerSec.B421" chart:class="chart:scatter">
            <chart:domain table:cell-range-address="ConvolutionsPerSec.A1:ConvolutionsPerSec.A421"/>
            <chart:regression-curve chart:style-name="ch7">
              <chart:equation chart:display-equation="true" chart:display-r-square="true" svg:x="7.971cm" svg:y="0.395cm"/>
            </chart:regression-curve>
            <chart:data-point chart:repeated="4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ConvolutionsPerSec.A1:ConvolutionsPerSec.A421</svg:desc>
                </draw:g>
              </table:table-cell>
              <table:table-cell office:value-type="float" office:value="501">
                <text:p>501</text:p>
                <draw:g>
                  <svg:desc>ConvolutionsPerSec.B1:ConvolutionsPerSec.B4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246">
                <text:p>3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556">
                <text:p>2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">
                <text:p>48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">
                <text:p>67</text:p>
              </table:table-cell>
              <table:table-cell office:value-type="float" office:value="2790">
                <text:p>27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3290">
                <text:p>3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0">
                <text:p>230</text:p>
              </table:table-cell>
              <table:table-cell office:value-type="float" office:value="8143">
                <text:p>8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">
                <text:p>203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8">
                <text:p>328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7">
                <text:p>347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6473">
                <text:p>6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3">
                <text:p>213</text:p>
              </table:table-cell>
              <table:table-cell office:value-type="float" office:value="7811">
                <text:p>7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9">
                <text:p>209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5">
                <text:p>405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7">
                <text:p>417</text:p>
              </table:table-cell>
              <table:table-cell office:value-type="float" office:value="9908">
                <text:p>9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5">
                <text:p>295</text:p>
              </table:table-cell>
              <table:table-cell office:value-type="float" office:value="8964">
                <text:p>8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2">
                <text:p>202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7">
                <text:p>167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">
                <text:p>70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">
                <text:p>40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">
                <text:p>4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">
                <text:p>5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">
                <text:p>147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5">
                <text:p>125</text:p>
              </table:table-cell>
              <table:table-cell office:value-type="float" office:value="3572">
                <text:p>3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">
                <text:p>201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">
                <text:p>280</text:p>
              </table:table-cell>
              <table:table-cell office:value-type="float" office:value="2825">
                <text:p>2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">
                <text:p>315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">
                <text:p>242</text:p>
              </table:table-cell>
              <table:table-cell office:value-type="float" office:value="5104">
                <text:p>5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5">
                <text:p>265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3">
                <text:p>16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">
                <text:p>243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8">
                <text:p>138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2">
                <text:p>112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">
                <text:p>8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">
                <text:p>131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">
                <text:p>117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6">
                <text:p>1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9">
                <text:p>229</text:p>
              </table:table-cell>
              <table:table-cell office:value-type="float" office:value="4426">
                <text:p>44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">
                <text:p>222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4">
                <text:p>194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3">
                <text:p>26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3">
                <text:p>183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7">
                <text:p>207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5">
                <text:p>355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">
                <text:p>349</text:p>
              </table:table-cell>
              <table:table-cell office:value-type="float" office:value="7835">
                <text:p>78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9">
                <text:p>379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0">
                <text:p>420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5189">
                <text:p>5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">
                <text:p>101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1">
                <text:p>161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1">
                <text:p>301</text:p>
              </table:table-cell>
              <table:table-cell office:value-type="float" office:value="3987">
                <text:p>3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7">
                <text:p>307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1">
                <text:p>15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2">
                <text:p>322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8">
                <text:p>248</text:p>
              </table:table-cell>
              <table:table-cell office:value-type="float" office:value="4095">
                <text:p>4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0">
                <text:p>260</text:p>
              </table:table-cell>
              <table:table-cell office:value-type="float" office:value="6861">
                <text:p>6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">
                <text:p>174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0">
                <text:p>160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6">
                <text:p>76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0">
                <text:p>7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7">
                <text:p>97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4">
                <text:p>154</text:p>
              </table:table-cell>
              <table:table-cell office:value-type="float" office:value="4289">
                <text:p>42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0">
                <text:p>120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3">
                <text:p>113</text:p>
              </table:table-cell>
              <table:table-cell office:value-type="float" office:value="5166">
                <text:p>51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">
                <text:p>6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">
                <text:p>88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8">
                <text:p>6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">
                <text:p>87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5">
                <text:p>115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">
                <text:p>90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">
                <text:p>64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">
                <text:p>79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">
                <text:p>78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">
                <text:p>55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5">
                <text:p>5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">
                <text:p>5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">
                <text:p>72</text:p>
              </table:table-cell>
              <table:table-cell office:value-type="float" office:value="2980">
                <text:p>29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">
                <text:p>68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3">
                <text:p>63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2">
                <text:p>92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">
                <text:p>94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4">
                <text:p>7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">
                <text:p>5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">
                <text:p>50</text:p>
              </table:table-cell>
              <table:table-cell office:value-type="float" office:value="6045">
                <text:p>60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">
                <text:p>7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3">
                <text:p>63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2">
                <text:p>72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">
                <text:p>4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8">
                <text:p>48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5">
                <text:p>65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">
                <text:p>66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">
                <text:p>96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">
                <text:p>124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0">
                <text:p>230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8">
                <text:p>278</text:p>
              </table:table-cell>
              <table:table-cell office:value-type="float" office:value="4420">
                <text:p>44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6">
                <text:p>316</text:p>
              </table:table-cell>
              <table:table-cell office:value-type="float" office:value="7147">
                <text:p>7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2">
                <text:p>312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0">
                <text:p>370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4">
                <text:p>384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1">
                <text:p>351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">
                <text:p>353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00">
                <text:p>300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1">
                <text:p>471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1">
                <text:p>451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29">
                <text:p>329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61">
                <text:p>261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7">
                <text:p>267</text:p>
              </table:table-cell>
              <table:table-cell office:value-type="float" office:value="5823">
                <text:p>58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0">
                <text:p>280</text:p>
              </table:table-cell>
              <table:table-cell office:value-type="float" office:value="8951">
                <text:p>8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68">
                <text:p>26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3">
                <text:p>193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">
                <text:p>149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">
                <text:p>102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7">
                <text:p>77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">
                <text:p>67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">
                <text:p>124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">
                <text:p>120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4771">
                <text:p>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6">
                <text:p>196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5072">
                <text:p>50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0">
                <text:p>240</text:p>
              </table:table-cell>
              <table:table-cell office:value-type="float" office:value="2734">
                <text:p>27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82">
                <text:p>482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6">
                <text:p>266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95">
                <text:p>295</text:p>
              </table:table-cell>
              <table:table-cell office:value-type="float" office:value="3613">
                <text:p>36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3">
                <text:p>353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9">
                <text:p>369</text:p>
              </table:table-cell>
              <table:table-cell office:value-type="float" office:value="8569">
                <text:p>8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3">
                <text:p>213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">
                <text:p>205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4">
                <text:p>234</text:p>
              </table:table-cell>
              <table:table-cell office:value-type="float" office:value="3332">
                <text:p>33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2">
                <text:p>172</text:p>
              </table:table-cell>
              <table:table-cell office:value-type="float" office:value="4689">
                <text:p>4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1">
                <text:p>231</text:p>
              </table:table-cell>
              <table:table-cell office:value-type="float" office:value="4783">
                <text:p>47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8">
                <text:p>298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1">
                <text:p>221</text:p>
              </table:table-cell>
              <table:table-cell office:value-type="float" office:value="5839">
                <text:p>5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3">
                <text:p>143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8">
                <text:p>118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9">
                <text:p>169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8">
                <text:p>128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0">
                <text:p>110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">
                <text:p>87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">
                <text:p>97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8">
                <text:p>128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5">
                <text:p>115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2">
                <text:p>122</text:p>
              </table:table-cell>
              <table:table-cell office:value-type="float" office:value="1795">
                <text:p>17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">
                <text:p>271</text:p>
              </table:table-cell>
              <table:table-cell office:value-type="float" office:value="6510">
                <text:p>65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1">
                <text:p>191</text:p>
              </table:table-cell>
              <table:table-cell office:value-type="float" office:value="2305">
                <text:p>230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3">
                <text:p>133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6">
                <text:p>146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4">
                <text:p>124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0">
                <text:p>210</text:p>
              </table:table-cell>
              <table:table-cell office:value-type="float" office:value="6163">
                <text:p>61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0">
                <text:p>290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9">
                <text:p>239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14">
                <text:p>414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5">
                <text:p>335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4">
                <text:p>284</text:p>
              </table:table-cell>
              <table:table-cell office:value-type="float" office:value="4615">
                <text:p>46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9">
                <text:p>209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8">
                <text:p>178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1">
                <text:p>211</text:p>
              </table:table-cell>
              <table:table-cell office:value-type="float" office:value="5905">
                <text:p>59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9">
                <text:p>149</text:p>
              </table:table-cell>
              <table:table-cell office:value-type="float" office:value="2132">
                <text:p>21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1">
                <text:p>151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">
                <text:p>154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2">
                <text:p>13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1">
                <text:p>131</text:p>
              </table:table-cell>
              <table:table-cell office:value-type="float" office:value="2288">
                <text:p>22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1">
                <text:p>141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6">
                <text:p>126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">
                <text:p>109</text:p>
              </table:table-cell>
              <table:table-cell office:value-type="float" office:value="6317">
                <text:p>63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">
                <text:p>120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6">
                <text:p>76</text:p>
              </table:table-cell>
              <table:table-cell office:value-type="float" office:value="3087">
                <text:p>30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2">
                <text:p>92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">
                <text:p>105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8">
                <text:p>98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">
                <text:p>111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7">
                <text:p>107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9">
                <text:p>129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1">
                <text:p>131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">
                <text:p>113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9">
                <text:p>129</text:p>
              </table:table-cell>
              <table:table-cell office:value-type="float" office:value="4480">
                <text:p>4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9">
                <text:p>129</text:p>
              </table:table-cell>
              <table:table-cell office:value-type="float" office:value="2751">
                <text:p>27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3">
                <text:p>133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3">
                <text:p>133</text:p>
              </table:table-cell>
              <table:table-cell office:value-type="float" office:value="1507">
                <text:p>1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">
                <text:p>119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">
                <text:p>96</text:p>
              </table:table-cell>
              <table:table-cell office:value-type="float" office:value="4396">
                <text:p>4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7">
                <text:p>147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2">
                <text:p>122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">
                <text:p>141</text:p>
              </table:table-cell>
              <table:table-cell office:value-type="float" office:value="5322">
                <text:p>53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0">
                <text:p>14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8">
                <text:p>128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0">
                <text:p>120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1">
                <text:p>111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8">
                <text:p>158</text:p>
              </table:table-cell>
              <table:table-cell office:value-type="float" office:value="4281">
                <text:p>42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6">
                <text:p>166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2">
                <text:p>212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3">
                <text:p>223</text:p>
              </table:table-cell>
              <table:table-cell office:value-type="float" office:value="7559">
                <text:p>75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8">
                <text:p>268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1">
                <text:p>201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8">
                <text:p>178</text:p>
              </table:table-cell>
              <table:table-cell office:value-type="float" office:value="7909">
                <text:p>79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5">
                <text:p>235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3">
                <text:p>293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6">
                <text:p>156</text:p>
              </table:table-cell>
              <table:table-cell office:value-type="float" office:value="2763">
                <text:p>27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2">
                <text:p>222</text:p>
              </table:table-cell>
              <table:table-cell office:value-type="float" office:value="8301">
                <text:p>8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">
                <text:p>183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">
                <text:p>270</text:p>
              </table:table-cell>
              <table:table-cell office:value-type="float" office:value="5962">
                <text:p>59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8">
                <text:p>328</text:p>
              </table:table-cell>
              <table:table-cell office:value-type="float" office:value="8948">
                <text:p>89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6">
                <text:p>186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3">
                <text:p>223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6">
                <text:p>256</text:p>
              </table:table-cell>
              <table:table-cell office:value-type="float" office:value="3306">
                <text:p>33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">
                <text:p>206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7">
                <text:p>157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2753">
                <text:p>27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6">
                <text:p>206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9">
                <text:p>179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8">
                <text:p>178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4">
                <text:p>194</text:p>
              </table:table-cell>
              <table:table-cell office:value-type="float" office:value="7126">
                <text:p>71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">
                <text:p>157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">
                <text:p>212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3">
                <text:p>203</text:p>
              </table:table-cell>
              <table:table-cell office:value-type="float" office:value="5242">
                <text:p>52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8">
                <text:p>168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5">
                <text:p>125</text:p>
              </table:table-cell>
              <table:table-cell office:value-type="float" office:value="2441">
                <text:p>24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0">
                <text:p>14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1">
                <text:p>131</text:p>
              </table:table-cell>
              <table:table-cell office:value-type="float" office:value="3787">
                <text:p>37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7">
                <text:p>167</text:p>
              </table:table-cell>
              <table:table-cell office:value-type="float" office:value="7178">
                <text:p>71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6">
                <text:p>226</text:p>
              </table:table-cell>
              <table:table-cell office:value-type="float" office:value="3074">
                <text:p>30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">
                <text:p>14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6">
                <text:p>106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6">
                <text:p>206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8">
                <text:p>68</text:p>
              </table:table-cell>
              <table:table-cell office:value-type="float" office:value="2113">
                <text:p>21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8">
                <text:p>8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4">
                <text:p>7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3">
                <text:p>93</text:p>
              </table:table-cell>
              <table:table-cell office:value-type="float" office:value="4402">
                <text:p>44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">
                <text:p>163</text:p>
              </table:table-cell>
              <table:table-cell office:value-type="float" office:value="4389">
                <text:p>43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9">
                <text:p>79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4">
                <text:p>74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1">
                <text:p>11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3">
                <text:p>103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2">
                <text:p>142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9">
                <text:p>149</text:p>
              </table:table-cell>
              <table:table-cell office:value-type="float" office:value="2322">
                <text:p>23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1">
                <text:p>141</text:p>
              </table:table-cell>
              <table:table-cell office:value-type="float" office:value="5063">
                <text:p>50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">
                <text:p>147</text:p>
              </table:table-cell>
              <table:table-cell office:value-type="float" office:value="2489">
                <text:p>24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7">
                <text:p>177</text:p>
              </table:table-cell>
              <table:table-cell office:value-type="float" office:value="3370">
                <text:p>337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5">
                <text:p>155</text:p>
              </table:table-cell>
              <table:table-cell office:value-type="float" office:value="6094">
                <text:p>6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0">
                <text:p>16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8">
                <text:p>158</text:p>
              </table:table-cell>
              <table:table-cell office:value-type="float" office:value="4435">
                <text:p>44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6">
                <text:p>146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9">
                <text:p>199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">
                <text:p>181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7">
                <text:p>147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5">
                <text:p>265</text:p>
              </table:table-cell>
              <table:table-cell office:value-type="float" office:value="7871">
                <text:p>78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">
                <text:p>179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9">
                <text:p>169</text:p>
              </table:table-cell>
              <table:table-cell office:value-type="float" office:value="7123">
                <text:p>71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70">
                <text:p>27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1">
                <text:p>221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32">
                <text:p>232</text:p>
              </table:table-cell>
              <table:table-cell office:value-type="float" office:value="7645">
                <text:p>76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9">
                <text:p>249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29">
                <text:p>229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3">
                <text:p>213</text:p>
              </table:table-cell>
              <table:table-cell office:value-type="float" office:value="2767">
                <text:p>27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">
                <text:p>169</text:p>
              </table:table-cell>
              <table:table-cell office:value-type="float" office:value="2471">
                <text:p>247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">
                <text:p>163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7">
                <text:p>15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46">
                <text:p>246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">
                <text:p>252</text:p>
              </table:table-cell>
              <table:table-cell office:value-type="float" office:value="6670">
                <text:p>66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8">
                <text:p>30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25">
                <text:p>225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46">
                <text:p>246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36">
                <text:p>236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1">
                <text:p>221</text:p>
              </table:table-cell>
              <table:table-cell office:value-type="float" office:value="5703">
                <text:p>5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3">
                <text:p>223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6">
                <text:p>146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6">
                <text:p>19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34">
                <text:p>23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6">
                <text:p>346</text:p>
              </table:table-cell>
              <table:table-cell office:value-type="float" office:value="9534">
                <text:p>95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71">
                <text:p>271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7">
                <text:p>137</text:p>
              </table:table-cell>
              <table:table-cell office:value-type="float" office:value="4314">
                <text:p>43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0">
                <text:p>160</text:p>
              </table:table-cell>
              <table:table-cell office:value-type="float" office:value="4721">
                <text:p>472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3">
                <text:p>143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6">
                <text:p>136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">
                <text:p>102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27">
                <text:p>127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7">
                <text:p>177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">
                <text:p>153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4">
                <text:p>14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">
                <text:p>197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2">
                <text:p>202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6">
                <text:p>196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">
                <text:p>170</text:p>
              </table:table-cell>
              <table:table-cell office:value-type="float" office:value="3294">
                <text:p>32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1">
                <text:p>141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2">
                <text:p>192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7">
                <text:p>237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42">
                <text:p>242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0">
                <text:p>180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0">
                <text:p>180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">
                <text:p>172</text:p>
              </table:table-cell>
              <table:table-cell office:value-type="float" office:value="4842">
                <text:p>4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1">
                <text:p>121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">
                <text:p>157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7">
                <text:p>117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4">
                <text:p>134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">
                <text:p>97</text:p>
              </table:table-cell>
              <table:table-cell office:value-type="float" office:value="5843">
                <text:p>5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3">
                <text:p>113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4">
                <text:p>134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4">
                <text:p>94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">
                <text:p>112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5">
                <text:p>115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">
                <text:p>9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0">
                <text:p>80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3">
                <text:p>133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1">
                <text:p>131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4">
                <text:p>94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">
                <text:p>102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3">
                <text:p>123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">
                <text:p>180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2">
                <text:p>182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9">
                <text:p>139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">
                <text:p>146</text:p>
              </table:table-cell>
              <table:table-cell office:value-type="float" office:value="5793">
                <text:p>57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0">
                <text:p>110</text:p>
              </table:table-cell>
              <table:table-cell office:value-type="float" office:value="1968">
                <text:p>1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">
                <text:p>90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8">
                <text:p>68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8">
                <text:p>48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1">
                <text:p>61</text:p>
              </table:table-cell>
              <table:table-cell office:value-type="float" office:value="4515">
                <text:p>45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0">
                <text:p>40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">
                <text:p>33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">
                <text:p>22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">
                <text:p>1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">
                <text:p>20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">
                <text:p>1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">
                <text:p>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">
                <text:p>15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">
                <text:p>1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">
                <text:p>1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">
                <text:p>7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">
                <text:p>13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">
                <text:p>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">
                <text:p>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">
                <text:p>8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">
                <text:p>2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">
                <text:p>6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">
                <text:p>11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">
                <text:p>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">
                <text:p>4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">
                <text:p>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  <table:table-cell office:value-type="float" office:value="4734">
                <text:p>473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">
                <text:p>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">
                <text:p>3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">
                <text:p>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">
                <text:p>3</text:p>
              </table:table-cell>
              <table:table-cell office:value-type="float" office:value="3596">
                <text:p>35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">
                <text:p>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">
                <text:p>3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">
                <text:p>7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">
                <text:p>3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">
                <text:p>3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">
                <text:p>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">
                <text:p>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436">
                <text:p>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